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0">
      <style:table-cell-properties fo:background-color="#999999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fo:background-color="#00a933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end" fo:margin-left="0pt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3" table:default-cell-style-name="ce2"/>
        <table:table-column table:style-name="co2" table:default-cell-style-name="ce2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7"/>
          <table:table-cell office:value-type="string" calcext:value-type="string">
            <text:p>magic_shield_percent_big</text:p>
          </table:table-cell>
          <table:table-cell table:number-columns-repeated="3"/>
          <table:table-cell office:value-type="string" calcext:value-type="string">
            <text:p>int_dmg_big</text:p>
          </table:table-cell>
          <table:table-cell table:number-columns-repeated="7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mana_regen_perce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summon_damage_big</text:p>
          </table:table-cell>
          <table:table-cell table:number-columns-repeated="5"/>
          <table:table-cell office:value-type="string" calcext:value-type="string">
            <text:p>summon_damage_big</text:p>
          </table:table-cell>
          <table:table-cell table:number-columns-repeated="5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magic_shield_perce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increase_healin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table:style-name="ce5" office:value-type="string" calcext:value-type="string">
            <text:p>summoner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table:style-name="ce5" office:value-type="string" calcext:value-type="string">
            <text:p>tormentor</text:p>
          </table:table-cell>
          <table:table-cell table:number-columns-repeated="8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 table:number-columns-repeated="8"/>
          <table:table-cell table:style-name="ce5" office:value-type="string" calcext:value-type="string">
            <text:p>warlock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summon_damage_big</text:p>
          </table:table-cell>
          <table:table-cell table:number-columns-repeated="5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mana_percent_big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attack_speed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table:number-columns-repeated="9"/>
          <table:table-cell table:style-name="ce6" office:value-type="string" calcext:value-type="string">
            <text:p>jewel_socket</text:p>
          </table:table-cell>
          <table:table-cell table:number-columns-repeated="9"/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health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water_damage_big</text:p>
          </table:table-cell>
          <table:table-cell/>
          <table:table-cell office:value-type="string" calcext:value-type="string">
            <text:p>all_lightning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fire_damage_big</text:p>
          </table:table-cell>
          <table:table-cell/>
          <table:table-cell office:value-type="string" calcext:value-type="string">
            <text:p>all_chaos_damag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health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_big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_big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health_regen_percent</text:p>
          </table:table-cell>
          <table:table-cell table:number-columns-repeated="5"/>
          <table:table-cell office:value-type="string" calcext:value-type="string">
            <text:p>health_percent_big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ot_dmg</text:p>
          </table:table-cell>
          <table:table-cell table:number-columns-repeated="3"/>
          <table:table-cell table:style-name="ce5" office:value-type="string" calcext:value-type="string">
            <text:p>str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water_penetration</text:p>
          </table:table-cell>
          <table:table-cell table:number-columns-repeated="3"/>
          <table:table-cell office:value-type="string" calcext:value-type="string">
            <text:p>lightning_penetration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ire_penetration</text:p>
          </table:table-cell>
          <table:table-cell table:number-columns-repeated="3"/>
          <table:table-cell office:value-type="string" calcext:value-type="string">
            <text:p>chaos_penetration</text:p>
          </table:table-cell>
          <table:table-cell table:number-columns-repeated="5"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regen_perce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</text:p>
          </table:table-cell>
          <table:table-cell table:number-columns-repeated="6"/>
          <table:table-cell office:value-type="string" calcext:value-type="string">
            <text:p>attack_speed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5" office:value-type="string" calcext:value-type="string">
            <text:p>mana_battery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regen_percent</text:p>
          </table:table-cell>
          <table:table-cell table:number-columns-repeated="6"/>
          <table:table-cell office:value-type="string" calcext:value-type="string">
            <text:p>health_percent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big</text:p>
          </table:table-cell>
          <table:table-cell table:number-columns-repeated="2"/>
          <table:table-cell office:value-type="string" calcext:value-type="string">
            <text:p>water_penetration</text:p>
          </table:table-cell>
          <table:table-cell/>
          <table:table-cell office:value-type="string" calcext:value-type="string">
            <text:p>lightning_penetratio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fire_penetration</text:p>
          </table:table-cell>
          <table:table-cell/>
          <table:table-cell office:value-type="string" calcext:value-type="string">
            <text:p>chaos_penetration</text:p>
          </table:table-cell>
          <table:table-cell table:number-columns-repeated="2"/>
          <table:table-cell office:value-type="string" calcext:value-type="string">
            <text:p>i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lightning_damag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ll_physical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lightning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fire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5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47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haos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agic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umm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2"/>
          <table:table-cell office:value-type="string" calcext:value-type="string">
            <text:p>magic_shield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_big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chaos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agic_shield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chaos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os_penetration</text:p>
          </table:table-cell>
          <table:table-cell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ene_regen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block_chanc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/>
          <table:table-cell office:value-type="string" calcext:value-type="string">
            <text:p>dot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ms_all_in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table:style-name="ce6" office:value-type="string" calcext:value-type="string">
            <text:p>jewel_socket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ealth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mana_regen_percent_big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4"/>
          <table:table-cell table:style-name="ce6" office:value-type="string" calcext:value-type="string">
            <text:p>jewel_socke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pirit_cost</text:p>
          </table:table-cell>
          <table:table-cell table:number-columns-repeated="4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chaos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mant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to_wate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_dmg_big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taff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umm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irit_cos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lifesteal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_ao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lifesteal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hys_to_lightning_big</text:p>
          </table:table-cell>
          <table:table-cell table:style-name="Default"/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spirit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lifesteal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inc_ao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fire_damage_big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inc_aoe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int_dmg_big</text:p>
          </table:table-cell>
          <table:table-cell/>
          <table:table-cell office:value-type="string" calcext:value-type="string">
            <text:p>inc_ao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int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mana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lightning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chaos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crease_healing_big</text:p>
          </table:table-cell>
          <table:table-cell table:number-columns-repeated="4"/>
          <table:table-cell table:style-name="ce5" office:value-type="string" calcext:value-type="string">
            <text:p>divinit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pell_water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table:style-name="ce6" office:value-type="string" calcext:value-type="string">
            <text:p>jewel_sock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nergy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big</text:p>
          </table:table-cell>
          <table:table-cell table:number-columns-repeated="7"/>
          <table:table-cell office:value-type="string" calcext:value-type="string">
            <text:p>i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int_dmg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harmony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style-name="ce5" office:value-type="string" calcext:value-type="string">
            <text:p>true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ttack_speed_big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dot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critical_hi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fir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_regen_percent_big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critical_hi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c_ao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inc_aoe_bi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critica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netratio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water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4"/>
          <table:table-cell office:value-type="string" calcext:value-type="string">
            <text:p>inc_ao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3"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penetration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_dm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etratio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elemental_damag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style-name="ce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4" office:value-type="string" calcext:value-type="string">
            <text:p>[CENTER]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all_elemental_damage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element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/>
          <table:table-cell table:style-name="ce3"/>
          <table:table-cell/>
          <table:table-cell office:value-type="string" calcext:value-type="string">
            <text:p>mana_perc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dex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ex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element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all_physical_damage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table:style-name="ce6" office:value-type="string" calcext:value-type="string">
            <text:p>jewel_socket</text:p>
          </table:table-cell>
          <table:table-cell table:number-columns-repeated="2"/>
          <table:table-cell table:style-name="ce5" office:value-type="string" calcext:value-type="string">
            <text:p>elemental_purity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str_big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/>
          <table:table-cell office:value-type="string" calcext:value-type="string">
            <text:p>spell_elemental_damage_big</text:p>
          </table:table-cell>
          <table:table-cell/>
          <table:table-cell office:value-type="string" calcext:value-type="string">
            <text:p>health_percent_big</text:p>
          </table:table-cell>
          <table:table-cell table:number-columns-repeated="3"/>
          <table:table-cell table:style-name="ce6" office:value-type="string" calcext:value-type="string">
            <text:p>jewel_socket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2" office:value-type="string" calcext:value-type="string">
            <text:p>O</text:p>
          </table:table-cell>
          <table:table-cell table:style-name="ce3" office:value-type="string" calcext:value-type="string">
            <text:p>Guardian</text:p>
          </table:table-cell>
          <table:table-cell table:style-name="ce3" table:number-columns-repeated="5"/>
          <table:table-cell table:style-name="ce3" office:value-type="string" calcext:value-type="string">
            <text:p>cdr_big</text:p>
          </table:table-cell>
          <table:table-cell table:style-name="ce3" table:number-columns-repeated="5"/>
          <table:table-cell table:style-name="ce3" office:value-type="string" calcext:value-type="string">
            <text:p>Rang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table:number-columns-repeated="6"/>
          <table:table-cell table:style-name="ce6" office:value-type="string" calcext:value-type="string">
            <text:p>jewel_socket</text:p>
          </table:table-cell>
          <table:table-cell table:number-columns-repeated="7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dr_bi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number-columns-repeated="8"/>
          <table:table-cell table:style-name="ce6" office:value-type="string" calcext:value-type="string">
            <text:p>jewel_sock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health_percent_big</text:p>
          </table:table-cell>
          <table:table-cell table:number-columns-repeated="5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element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/>
          <table:table-cell table:style-name="ce3"/>
          <table:table-cell/>
          <table:table-cell office:value-type="string" calcext:value-type="string">
            <text:p>dodge_perc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critical_hit_big</text:p>
          </table:table-cell>
          <table:table-cell table:number-columns-repeated="3"/>
          <table:table-cell office:value-type="string" calcext:value-type="string">
            <text:p>dodge_percent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dm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x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crossbow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ttack_speed</text:p>
          </table:table-cell>
          <table:table-cell table:number-columns-repeated="5"/>
          <table:table-cell office:value-type="string" calcext:value-type="string">
            <text:p>health_percent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dodge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ex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increase_healin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lightnin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rease_healing</text:p>
          </table:table-cell>
          <table:table-cell table:number-columns-repeated="4"/>
          <table:table-cell office:value-type="string" calcext:value-type="string">
            <text:p>mana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3"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style-name="ce6" office:value-type="string" calcext:value-type="string">
            <text:p>jewel_socke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element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ttack_speed_big</text:p>
          </table:table-cell>
          <table:table-cell/>
          <table:table-cell office:value-type="string" calcext:value-type="string">
            <text:p>attack_speed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style-name="ce13"/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mana_cost_bi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dodge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chaos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rmor_percent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armor_penetratio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_big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attack_speed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style-name="ce5" office:value-type="string" calcext:value-type="string">
            <text:p>sniper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3"/>
          <table:table-cell office:value-type="string" calcext:value-type="string">
            <text:p>staff_damage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attack_speed</text:p>
          </table:table-cell>
          <table:table-cell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etratio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3"/>
          <table:table-cell table:style-name="ce5" office:value-type="string" calcext:value-type="string">
            <text:p>dodge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str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ealth_regen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6" office:value-type="string" calcext:value-type="string">
            <text:p>jewel_socke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refined_tas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lifesteal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attack_speed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chaos_damage</text:p>
          </table:table-cell>
          <table:table-cell table:number-columns-repeated="5"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_big</text:p>
          </table:table-cell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ttack_speed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lock_chanc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dmg</text:p>
          </table:table-cell>
          <table:table-cell/>
          <table:table-cell office:value-type="string" calcext:value-type="string">
            <text:p>dex_dmg</text:p>
          </table:table-cell>
          <table:table-cell table:number-columns-repeated="2"/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block_chanc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dex_dmg_big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_dmg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block_chanc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6"/>
          <table:table-cell office:value-type="string" calcext:value-type="string">
            <text:p>spirit_cost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 office:value-type="string" calcext:value-type="string">
            <text:p>int_big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odge_percent</text:p>
          </table:table-cell>
          <table:table-cell/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</text:p>
          </table:table-cell>
          <table:table-cell table:number-columns-repeated="3"/>
          <table:table-cell office:value-type="string" calcext:value-type="string">
            <text:p>int_big</text:p>
          </table:table-cell>
          <table:table-cell table:number-columns-repeated="3"/>
          <table:table-cell office:value-type="string" calcext:value-type="string">
            <text:p>crossbow_damage_big</text:p>
          </table:table-cell>
          <table:table-cell table:number-columns-repeated="3"/>
          <table:table-cell office:value-type="string" calcext:value-type="string">
            <text:p>i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tration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spirit_cost_big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crit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to_fire</text:p>
          </table:table-cell>
          <table:table-cell table:number-columns-repeated="3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phys_to_chaos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table:style-name="ce5"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chaos_penetration_big</text:p>
          </table:table-cell>
          <table:table-cell table:number-columns-repeated="3"/>
          <table:table-cell office:value-type="string" calcext:value-type="string">
            <text:p>phys_to_fir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_big</text:p>
          </table:table-cell>
          <table:table-cell/>
          <table:table-cell office:value-type="string" calcext:value-type="string">
            <text:p>mana_cost_big</text:p>
          </table:table-cell>
          <table:table-cell/>
          <table:table-cell office:value-type="string" calcext:value-type="string">
            <text:p>mana_cost</text:p>
          </table:table-cell>
          <table:table-cell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spirit_cost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table:style-name="ce6" office:value-type="string" calcext:value-type="string">
            <text:p>jewel_socket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style-name="ce6" office:value-type="string" calcext:value-type="string">
            <text:p>jewel_socket</text:p>
          </table:table-cell>
          <table:table-cell table:number-columns-repeated="7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phys_to_chaos_big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table:style-name="ce5" office:value-type="string" calcext:value-type="string">
            <text:p>blood_mage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big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armor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rmor_percent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</text:p>
          </table:table-cell>
          <table:table-cell table:number-columns-repeated="5"/>
          <table:table-cell office:value-type="string" calcext:value-type="string">
            <text:p>a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/>
          <table:table-cell office:value-type="string" calcext:value-type="string">
            <text:p>armor_penetratio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water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/>
          <table:table-cell office:value-type="string" calcext:value-type="string">
            <text:p>all_physical_damage_big</text:p>
          </table:table-cell>
          <table:table-cell/>
          <table:table-cell office:value-type="string" calcext:value-type="string">
            <text:p>armor_penetration_percent</text:p>
          </table:table-cell>
          <table:table-cell/>
          <table:table-cell office:value-type="string" calcext:value-type="string">
            <text:p>attack_speed_big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critical_damage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regen_percent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agic_shield_percent</text:p>
          </table:table-cell>
          <table:table-cell table:number-columns-repeated="6"/>
          <table:table-cell office:value-type="string" calcext:value-type="string">
            <text:p>magic_shield_rege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word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hp_dodge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</text:p>
          </table:table-cell>
          <table:table-cell table:number-columns-repeated="6"/>
          <table:table-cell office:value-type="string" calcext:value-type="string">
            <text:p>mana_regen_percent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word_damage</text:p>
          </table:table-cell>
          <table:table-cell table:number-columns-repeated="3"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agic_shield_percent_big</text:p>
          </table:table-cell>
          <table:table-cell table:number-columns-repeated="5"/>
          <table:table-cell office:value-type="string" calcext:value-type="string">
            <text:p>magic_shield_regen_percent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dodge_percent_big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mana_percent</text:p>
          </table:table-cell>
          <table:table-cell table:number-columns-repeated="5"/>
          <table:table-cell office:value-type="string" calcext:value-type="string">
            <text:p>mana_regen_percent_big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sword_damage</text:p>
          </table:table-cell>
          <table:table-cell table:number-columns-repeated="2"/>
          <table:table-cell table:style-name="ce6" office:value-type="string" calcext:value-type="string">
            <text:p>jewel_socket</text:p>
          </table:table-cell>
          <table:table-cell table:number-columns-repeated="2"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agic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ealth_regen_percent_big</text:p>
          </table:table-cell>
          <table:table-cell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health_regen_percent_big</text:p>
          </table:table-cell>
          <table:table-cell table:number-columns-repeated="3"/>
          <table:table-cell office:value-type="string" calcext:value-type="string">
            <text:p>sword_damage_big</text:p>
          </table:table-cell>
          <table:table-cell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sword_damage_big</text:p>
          </table:table-cell>
          <table:table-cell table:number-columns-repeated="3"/>
          <table:table-cell office:value-type="string" calcext:value-type="string">
            <text:p>energy_regen_percent_big</text:p>
          </table:table-cell>
          <table:table-cell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energy_regen_percent_big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13"/>
          <table:table-cell table:number-columns-repeated="2"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table:number-columns-repeated="2"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rgy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_big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percent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steady_han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7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armor_percent_big</text:p>
          </table:table-cell>
          <table:table-cell table:number-columns-repeated="7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85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858"/>
        </table:table-row>
        <table:table-row table:style-name="ro1" table:number-rows-repeated="1047898">
          <table:table-cell table:number-columns-repeated="1024"/>
        </table:table-row>
        <table:table-row table:style-name="ro2" table:number-rows-repeated="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5-05-04T19:27:50.795000000</dc:date>
    <meta:editing-cycles>97</meta:editing-cycles>
    <meta:editing-duration>PT8H39M49S</meta:editing-duration>
    <meta:document-statistic meta:table-count="1" meta:cell-count="3305" meta:object-count="0"/>
  </office:meta>
</office:document-meta>
</file>